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38" style:master-page-name="MasterPage2" style:family="paragraph" style:name="P40">
      <style:paragraph-properties/>
      <style:text-properties fo:color="#0f4761" fo:font-family="Arial" style:font-family-asian="Arial" style:font-family-complex="Arial" fo:font-size="20pt" fo:language="es" fo:country="MX"/>
    </style:style>
    <style:style style:family="text" style:name="T53">
      <style:text-properties fo:font-size="20pt" fo:language="es" fo:country="MX"/>
    </style:style>
    <style:style style:family="text" style:name="T54">
      <style:text-properties fo:font-size="20pt"/>
    </style:style>
    <style:style style:parent-style-name="664" style:family="paragraph" style:name="P41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139" style:family="paragraph" style:name="P42">
      <style:paragraph-properties/>
      <style:text-properties fo:color="#0f4761" fo:font-family="Arial" style:font-family-asian="Arial" style:font-family-complex="Arial" fo:font-size="16pt" fo:language="es" fo:country="MX"/>
    </style:style>
    <style:style style:family="text" style:name="T55">
      <style:text-properties fo:font-size="10pt" fo:language="es" fo:country="MX"/>
    </style:style>
    <style:style style:family="text" style:name="T56">
      <style:text-properties fo:font-size="10pt" fo:language="es" fo:country="MX"/>
    </style:style>
    <style:style style:parent-style-name="664" style:family="paragraph" style:name="P43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57">
      <style:text-properties fo:font-size="10pt"/>
    </style:style>
    <style:style style:family="text" style:name="T58">
      <style:text-properties fo:font-size="10pt"/>
    </style:style>
    <style:style style:parent-style-name="664" style:family="paragraph" style:name="P44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59">
      <style:text-properties fo:font-size="10pt"/>
    </style:style>
    <style:style style:family="text" style:name="T60">
      <style:text-properties fo:font-size="10pt"/>
    </style:style>
    <style:style style:parent-style-name="664" style:family="paragraph" style:name="P45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61">
      <style:text-properties fo:font-size="10pt"/>
    </style:style>
    <style:style style:family="text" style:name="T62">
      <style:text-properties fo:font-size="10pt"/>
    </style:style>
    <style:style style:parent-style-name="664" style:family="paragraph" style:name="P46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63">
      <style:text-properties fo:font-size="10pt"/>
    </style:style>
    <style:style style:family="text" style:name="T64">
      <style:text-properties fo:font-size="10pt"/>
    </style:style>
    <style:style style:parent-style-name="664" style:family="paragraph" style:name="P47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65">
      <style:text-properties fo:font-size="10pt"/>
    </style:style>
    <style:style style:family="text" style:name="T66">
      <style:text-properties fo:font-size="10pt"/>
    </style:style>
    <style:style style:parent-style-name="664" style:family="paragraph" style:name="P48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67">
      <style:text-properties fo:font-size="10pt"/>
    </style:style>
    <style:style style:family="text" style:name="T68">
      <style:text-properties fo:font-size="10pt"/>
    </style:style>
    <style:style style:parent-style-name="664" style:family="paragraph" style:name="P49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69">
      <style:text-properties fo:font-size="10pt"/>
    </style:style>
    <style:style style:family="text" style:name="T70">
      <style:text-properties fo:font-size="10pt"/>
    </style:style>
    <style:style style:parent-style-name="664" style:family="paragraph" style:name="P50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71">
      <style:text-properties fo:font-size="10pt"/>
    </style:style>
    <style:style style:family="text" style:name="T72">
      <style:text-properties fo:font-size="10pt"/>
    </style:style>
    <style:style style:parent-style-name="664" style:family="paragraph" style:name="P51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family="text" style:name="T73">
      <style:text-properties fo:font-size="10pt" fo:language="es" fo:country="MX"/>
    </style:style>
    <style:style style:family="text" style:name="T74">
      <style:text-properties fo:font-size="10pt" fo:language="es" fo:country="MX"/>
    </style:style>
    <style:style style:parent-style-name="139" style:family="paragraph" style:name="P52">
      <style:paragraph-properties/>
      <style:text-properties fo:color="#0f4761" fo:font-family="Arial" style:font-family-asian="Arial" style:font-family-complex="Arial" fo:font-size="16pt" fo:language="es" fo:country="MX"/>
    </style:style>
    <style:style style:family="text" style:name="T75">
      <style:text-properties fo:font-size="10pt" fo:language="es" fo:country="MX"/>
    </style:style>
    <style:style style:family="text" style:name="T76">
      <style:text-properties fo:font-size="10pt" fo:language="es" fo:country="MX"/>
    </style:style>
    <style:style style:parent-style-name="664" style:family="paragraph" style:name="P53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77">
      <style:text-properties fo:font-size="10pt"/>
    </style:style>
    <style:style style:family="text" style:name="T78">
      <style:text-properties fo:font-size="10pt"/>
    </style:style>
    <style:style style:parent-style-name="664" style:family="paragraph" style:name="P54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79">
      <style:text-properties fo:font-size="10pt"/>
    </style:style>
    <style:style style:family="text" style:name="T80">
      <style:text-properties fo:font-size="10pt"/>
    </style:style>
    <style:style style:parent-style-name="671" style:family="text" style:name="T81">
      <style:text-properties fo:font-size="10pt"/>
    </style:style>
    <style:style style:parent-style-name="664" style:family="paragraph" style:name="P55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82">
      <style:text-properties fo:font-size="10pt"/>
    </style:style>
    <style:style style:family="text" style:name="T83">
      <style:text-properties fo:font-size="10pt"/>
    </style:style>
    <style:style style:parent-style-name="664" style:family="paragraph" style:name="P56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84">
      <style:text-properties fo:font-size="10pt"/>
    </style:style>
    <style:style style:family="text" style:name="T85">
      <style:text-properties fo:font-size="10pt"/>
    </style:style>
    <style:style style:parent-style-name="664" style:family="paragraph" style:name="P57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86">
      <style:text-properties fo:font-size="10pt"/>
    </style:style>
    <style:style style:family="text" style:name="T87">
      <style:text-properties fo:font-size="10pt"/>
    </style:style>
    <style:style style:parent-style-name="664" style:family="paragraph" style:name="P58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88">
      <style:text-properties fo:font-size="10pt"/>
    </style:style>
    <style:style style:family="text" style:name="T89">
      <style:text-properties fo:font-size="10pt"/>
    </style:style>
    <style:style style:parent-style-name="664" style:family="paragraph" style:name="P59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90">
      <style:text-properties fo:font-size="10pt"/>
    </style:style>
    <style:style style:family="text" style:name="T91">
      <style:text-properties fo:font-size="10pt"/>
    </style:style>
    <style:style style:family="paragraph" style:name="P60">
      <style:paragraph-properties/>
      <style:text-properties fo:language="es" fo:country="MX"/>
    </style:style>
    <style:style style:family="text" style:name="T92">
      <style:text-properties fo:language="es" fo:country="MX"/>
    </style:style>
    <style:style style:family="text" style:name="T93">
      <style:text-properties fo:language="es" fo:country="MX"/>
    </style:style>
    <style:style style:parent-style-name="138" style:family="paragraph" style:name="P61">
      <style:paragraph-properties/>
      <style:text-properties fo:color="#0f4761" fo:font-family="Arial" style:font-family-asian="Arial" style:font-family-complex="Arial" fo:font-size="20pt" fo:language="es" fo:country="MX"/>
    </style:style>
    <style:style style:family="text" style:name="T94">
      <style:text-properties fo:language="es" fo:country="MX"/>
    </style:style>
    <style:style style:family="text" style:name="T95">
      <style:text-properties fo:language="es" fo:country="MX"/>
    </style:style>
    <style:style style:parent-style-name="140" style:family="paragraph" style:name="P62">
      <style:paragraph-properties/>
      <style:text-properties fo:color="#0f4761" fo:font-family="Arial" style:font-family-asian="Arial" style:font-family-complex="Arial" fo:font-size="14pt" fo:language="es" fo:country="MX"/>
    </style:style>
    <style:style style:family="text" style:name="T96">
      <style:text-properties fo:language="es" fo:country="MX"/>
    </style:style>
    <style:style style:family="text" style:name="T97">
      <style:text-properties fo:language="es" fo:country="MX"/>
    </style:style>
    <style:style style:parent-style-name="664" style:family="paragraph" style:name="P63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98">
      <style:text-properties fo:font-size="10pt"/>
    </style:style>
    <style:style style:family="text" style:name="T99">
      <style:text-properties fo:font-size="10pt"/>
    </style:style>
    <style:style style:parent-style-name="664" style:family="paragraph" style:name="P64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00">
      <style:text-properties fo:font-size="10pt"/>
    </style:style>
    <style:style style:family="text" style:name="T101">
      <style:text-properties fo:font-size="10pt"/>
    </style:style>
    <style:style style:parent-style-name="664" style:family="paragraph" style:name="P65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02">
      <style:text-properties fo:font-size="10pt"/>
    </style:style>
    <style:style style:family="text" style:name="T103">
      <style:text-properties fo:font-size="10pt"/>
    </style:style>
    <style:style style:parent-style-name="664" style:family="paragraph" style:name="P66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04">
      <style:text-properties fo:font-size="10pt"/>
    </style:style>
    <style:style style:family="text" style:name="T105">
      <style:text-properties fo:font-size="10pt"/>
    </style:style>
    <style:style style:parent-style-name="664" style:family="paragraph" style:name="P67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06">
      <style:text-properties fo:font-size="10pt"/>
    </style:style>
    <style:style style:family="text" style:name="T107">
      <style:text-properties fo:font-size="10pt"/>
    </style:style>
    <style:style style:parent-style-name="664" style:family="paragraph" style:name="P68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08">
      <style:text-properties fo:font-size="10pt"/>
    </style:style>
    <style:style style:family="text" style:name="T109">
      <style:text-properties fo:font-size="10pt"/>
    </style:style>
    <style:style style:parent-style-name="664" style:family="paragraph" style:name="P69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10">
      <style:text-properties fo:font-size="10pt"/>
    </style:style>
    <style:style style:family="text" style:name="T111">
      <style:text-properties fo:font-size="10pt"/>
    </style:style>
    <style:style style:parent-style-name="664" style:family="paragraph" style:name="P70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12">
      <style:text-properties fo:font-size="10pt"/>
    </style:style>
    <style:style style:family="text" style:name="T113">
      <style:text-properties fo:font-size="10pt"/>
    </style:style>
    <style:style style:parent-style-name="664" style:family="paragraph" style:name="P71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139" style:family="paragraph" style:name="P72">
      <style:paragraph-properties/>
      <style:text-properties fo:color="#0f4761" fo:font-family="Arial" style:font-family-asian="Arial" style:font-family-complex="Arial" fo:font-size="16pt" fo:language="es" fo:country="MX"/>
    </style:style>
    <style:style style:family="text" style:name="T114">
      <style:text-properties fo:language="es" fo:country="MX"/>
    </style:style>
    <style:style style:family="text" style:name="T115">
      <style:text-properties/>
    </style:style>
    <style:style style:parent-style-name="664" style:family="paragraph" style:name="P73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family="text" style:name="T116">
      <style:text-properties fo:language="es" fo:country="MX"/>
    </style:style>
    <style:style style:family="text" style:name="T117">
      <style:text-properties fo:color="#212121" fo:font-family="Arial" style:font-family-asian="Arial" style:font-family-complex="Arial" fo:font-size="9pt" fo:background-color="#ffffff"/>
    </style:style>
    <style:style style:parent-style-name="186" style:family="text" style:name="T118">
      <style:text-properties fo:font-family="Arial" style:font-family-asian="Arial" style:font-family-complex="Arial" fo:font-size="9pt" fo:background-color="#ffffff"/>
    </style:style>
    <style:style style:parent-style-name="186" style:family="text" style:name="T119">
      <style:text-properties fo:language="es" fo:country="MX"/>
    </style:style>
    <style:style style:parent-style-name="186" style:family="text" style:name="T120">
      <style:text-properties fo:language="es" fo:country="MX"/>
    </style:style>
    <style:style style:family="text" style:name="T121">
      <style:text-properties fo:language="es" fo:country="MX"/>
    </style:style>
    <style:style style:family="paragraph" style:name="P74">
      <style:paragraph-properties style:line-height-at-least="13.5pt" fo:margin-left="0cm" fo:margin-right="0cm" fo:text-indent="0cm" fo:background-color="#fffffe" fo:border="none"/>
      <style:text-properties/>
    </style:style>
    <style:style style:family="text" style:name="T122">
      <style:text-properties fo:color="#000000" fo:font-family="Times New Roman" style:font-family-asian="Times New Roman" style:font-family-complex="Times New Roman" fo:font-size="9pt"/>
    </style:style>
    <style:style style:family="paragraph" style:name="P75">
      <style:paragraph-properties style:line-height-at-least="13.5pt" fo:margin-left="0cm" fo:margin-right="0cm" fo:text-indent="0cm" fo:background-color="#fffffe" fo:border="none"/>
      <style:text-properties/>
    </style:style>
    <style:style style:family="text" style:name="T123">
      <style:text-properties fo:color="#000000" fo:font-family="Times New Roman" style:font-family-asian="Times New Roman" style:font-family-complex="Times New Roman" fo:font-size="9pt"/>
    </style:style>
    <style:style style:family="text" style:name="T124">
      <style:text-properties fo:color="#a31515" fo:font-family="Times New Roman" style:font-family-asian="Times New Roman" style:font-family-complex="Times New Roman" fo:font-size="9pt"/>
    </style:style>
    <style:style style:family="text" style:name="T125">
      <style:text-properties fo:color="#000000" fo:font-family="Times New Roman" style:font-family-asian="Times New Roman" style:font-family-complex="Times New Roman" fo:font-size="9pt"/>
    </style:style>
    <style:style style:family="text" style:name="T126">
      <style:text-properties fo:color="#0451a5" fo:font-family="Times New Roman" style:font-family-asian="Times New Roman" style:font-family-complex="Times New Roman" fo:font-size="9pt"/>
    </style:style>
    <style:style style:family="text" style:name="T127">
      <style:text-properties fo:color="#000000" fo:font-family="Times New Roman" style:font-family-asian="Times New Roman" style:font-family-complex="Times New Roman" fo:font-size="9pt"/>
    </style:style>
    <style:style style:family="paragraph" style:name="P76">
      <style:paragraph-properties style:line-height-at-least="13.5pt" fo:margin-left="0cm" fo:margin-right="0cm" fo:text-indent="0cm" fo:background-color="#fffffe" fo:border="none"/>
      <style:text-properties/>
    </style:style>
    <style:style style:family="text" style:name="T128">
      <style:text-properties fo:color="#000000" fo:font-family="Times New Roman" style:font-family-asian="Times New Roman" style:font-family-complex="Times New Roman" fo:font-size="9pt"/>
    </style:style>
    <style:style style:family="text" style:name="T129">
      <style:text-properties fo:color="#a31515" fo:font-family="Times New Roman" style:font-family-asian="Times New Roman" style:font-family-complex="Times New Roman" fo:font-size="9pt"/>
    </style:style>
    <style:style style:family="text" style:name="T130">
      <style:text-properties fo:color="#000000" fo:font-family="Times New Roman" style:font-family-asian="Times New Roman" style:font-family-complex="Times New Roman" fo:font-size="9pt"/>
    </style:style>
    <style:style style:family="text" style:name="T131">
      <style:text-properties fo:color="#0451a5" fo:font-family="Times New Roman" style:font-family-asian="Times New Roman" style:font-family-complex="Times New Roman" fo:font-size="9pt"/>
    </style:style>
    <style:style style:family="paragraph" style:name="P77">
      <style:paragraph-properties style:line-height-at-least="13.5pt" fo:margin-left="0cm" fo:margin-right="0cm" fo:text-indent="0cm" fo:background-color="#fffffe" fo:border="none"/>
      <style:text-properties/>
    </style:style>
    <style:style style:family="text" style:name="T132">
      <style:text-properties fo:color="#000000" fo:font-family="Times New Roman" style:font-family-asian="Times New Roman" style:font-family-complex="Times New Roman" fo:font-size="9pt"/>
    </style:style>
    <style:style style:parent-style-name="664" style:family="paragraph" style:name="P78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family="text" style:name="T133">
      <style:text-properties fo:language="es" fo:country="MX"/>
    </style:style>
    <style:style style:family="text" style:name="T134">
      <style:text-properties fo:language="es" fo:country="MX"/>
    </style:style>
    <style:style style:family="paragraph" style:name="P79">
      <style:paragraph-properties/>
      <style:text-properties fo:language="es" fo:country="MX"/>
    </style:style>
    <style:style style:family="text" style:name="T135">
      <style:text-properties fo:language="es" fo:country="MX"/>
    </style:style>
    <style:style style:family="text" style:name="T136">
      <style:text-properties fo:language="es" fo:country="MX"/>
    </style:style>
    <style:style style:parent-style-name="139" style:family="paragraph" style:name="P80">
      <style:paragraph-properties/>
      <style:text-properties fo:color="#0f4761" fo:font-family="Arial" style:font-family-asian="Arial" style:font-family-complex="Arial" fo:font-size="16pt" fo:language="es" fo:country="MX"/>
    </style:style>
    <style:style style:family="text" style:name="T137">
      <style:text-properties fo:language="es" fo:country="MX"/>
    </style:style>
    <style:style style:family="text" style:name="T138">
      <style:text-properties fo:language="es" fo:country="MX"/>
    </style:style>
    <style:style style:family="paragraph" style:name="P81">
      <style:paragraph-properties/>
      <style:text-properties fo:language="es" fo:country="MX"/>
    </style:style>
    <style:style style:family="text" style:name="T139">
      <style:text-properties fo:language="es" fo:country="MX"/>
    </style:style>
    <style:style style:family="text" style:name="T140">
      <style:text-properties fo:language="es" fo:country="MX"/>
    </style:style>
    <style:style style:parent-style-name="664" style:family="paragraph" style:name="P82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71" style:family="text" style:name="T141">
      <style:text-properties fo:font-size="10pt"/>
    </style:style>
    <style:style style:family="text" style:name="T142">
      <style:text-properties fo:font-size="10pt"/>
    </style:style>
    <style:style style:family="text" style:name="T143">
      <style:text-properties fo:font-size="10pt"/>
    </style:style>
    <style:style style:family="text" style:name="T144">
      <style:text-properties fo:font-size="10pt"/>
    </style:style>
    <style:style style:family="paragraph" style:name="P83">
      <style:paragraph-properties/>
      <style:text-properties fo:language="es" fo:country="MX"/>
    </style:style>
    <style:style style:family="text" style:name="T145">
      <style:text-properties fo:language="es" fo:country="MX"/>
    </style:style>
    <style:style style:family="text" style:name="T146">
      <style:text-properties fo:language="es" fo:country="MX"/>
    </style:style>
  </office:automatic-styles>
  <office:body>
    <office:text text:use-soft-page-breaks="true">
      <text:p text:style-name="P40"><text:span text:style-name="T53">Comandos para creacion de dockers por terminal por que es lo unico que se usar:</text:span><text:span text:style-name="T54"/></text:p>
      <text:p text:style-name="P41"><text:span/><text:span/></text:p>
      <text:p text:style-name="P42"><text:span text:style-name="T55">Bade de datos:</text:span><text:span text:style-name="T56"/></text:p>
      <text:p text:style-name="P43"><text:span text:style-name="T57"/><text:span text:style-name="T58">docker build -t ferremas-mysql-img .</text:span><text:span/><text:span/></text:p>
      <text:p text:style-name="P44"><text:span text:style-name="T59"/><text:span text:style-name="T60">docker network create ferremas-net || true</text:span><text:span/><text:span/></text:p>
      <text:p text:style-name="P45"><text:span text:style-name="T61"/><text:span text:style-name="T62">docker run -d \</text:span><text:span/><text:span/></text:p>
      <text:p text:style-name="P46"><text:span text:style-name="T63"/><text:span text:style-name="T64"><text:s text:c="4"/>--name mysql-ferremas \</text:span><text:span/><text:span/></text:p>
      <text:p text:style-name="P47"><text:span text:style-name="T65"/><text:span text:style-name="T66"><text:s text:c="4"/>-p 3307:3306 \</text:span><text:span/><text:span/></text:p>
      <text:p text:style-name="P48"><text:span text:style-name="T67"/><text:span text:style-name="T68"><text:s text:c="4"/>--network ferremas-net \</text:span><text:span/><text:span/></text:p>
      <text:p text:style-name="P49"><text:span text:style-name="T69"/><text:span text:style-name="T70"><text:s text:c="4"/>-v ferremas_db_data_v2:/var/lib/mysql \</text:span><text:span/><text:span/></text:p>
      <text:p text:style-name="P50"><text:span text:style-name="T71"/><text:span text:style-name="T72"><text:s text:c="4"/>ferremas-mysql-img</text:span><text:span/><text:span/></text:p>
      <text:p text:style-name="P51"><text:span text:style-name="T73"/><text:span text:style-name="T74"/></text:p>
      <text:p text:style-name="P52"><text:span text:style-name="T75">Backend:</text:span><text:span text:style-name="T76"/></text:p>
      <text:p text:style-name="P53"><text:span text:style-name="T77"/><text:span text:style-name="T78">./mvnw clean package -DskipTests</text:span><text:span/><text:span/></text:p>
      <text:p text:style-name="P54"><text:span text:style-name="T79"/><text:span text:style-name="T80">docker build -t ferremas-backend-img .</text:span><text:span/><text:span/><text:span text:style-name="T81"/><text:span/><text:span/><text:span/></text:p>
      <text:p text:style-name="P55"><text:span text:style-name="T82"/><text:span text:style-name="T83">docker run -d \</text:span><text:span/><text:span/></text:p>
      <text:p text:style-name="P56"><text:span text:style-name="T84"/><text:span text:style-name="T85"><text:s text:c="4"/>--name ferremas-app \</text:span><text:span/><text:span/></text:p>
      <text:p text:style-name="P57"><text:span text:style-name="T86"/><text:span text:style-name="T87"><text:s text:c="4"/>-p 8080:8080 \</text:span><text:span/><text:span/></text:p>
      <text:p text:style-name="P58"><text:span text:style-name="T88"/><text:span text:style-name="T89"><text:s text:c="4"/>--network ferremas-net \</text:span><text:span/><text:span/></text:p>
      <text:p text:style-name="P59"><text:span text:style-name="T90"/><text:span text:style-name="T91"><text:s text:c="4"/>ferremas-backend-img</text:span><text:span/><text:span/></text:p>
      <text:p text:style-name="P60"><text:span text:style-name="T92"/><text:span text:style-name="T93"/></text:p>
      <text:p text:style-name="P61"><text:span text:style-name="T94">Estructura ejemplo: (raw, json):</text:span><text:span text:style-name="T95"/></text:p>
      <text:p text:style-name="P62"><text:span text:style-name="T96">Crear producto:</text:span><text:span text:style-name="T97"/></text:p>
      <text:p text:style-name="P63"><text:span text:style-name="T98"/><text:span text:style-name="T99">{</text:span><text:span/><text:span/></text:p>
      <text:p text:style-name="P64"><text:span text:style-name="T100"/><text:span text:style-name="T101"><text:s text:c="4"/>"codigoSku": "HM-UNG-G16-TRP",</text:span><text:span/><text:span/></text:p>
      <text:p text:style-name="P65"><text:span text:style-name="T102"/><text:span text:style-name="T103"><text:s text:c="4"/>"nombre": "Martillo",</text:span><text:span/><text:span/></text:p>
      <text:p text:style-name="P66"><text:span text:style-name="T104"/><text:span text:style-name="T105"><text:s text:c="4"/>"descripcion": "Mhjhjkhjk",</text:span><text:span/><text:span/></text:p>
      <text:p text:style-name="P67"><text:span text:style-name="T106"/><text:span text:style-name="T107"><text:s text:c="4"/>"precioUnitario": 12990,</text:span><text:span/><text:span/></text:p>
      <text:p text:style-name="P68"><text:span text:style-name="T108"/><text:span text:style-name="T109"><text:s text:c="4"/>"stock": 75,</text:span><text:span/><text:span/></text:p>
      <text:p text:style-name="P69"><text:span text:style-name="T110"/><text:span text:style-name="T111"><text:s text:c="4"/>"categoria": "Herramientas"</text:span><text:span/><text:span/></text:p>
      <text:p text:style-name="P70"><text:span text:style-name="T112"/><text:span text:style-name="T113">}</text:span><text:span/><text:span/></text:p>
      <text:p text:style-name="P71"><text:span/><text:span/></text:p>
      <text:p text:style-name="P72"><text:span text:style-name="T114">Login:</text:span><text:span text:style-name="T115"/></text:p>
      <text:p text:style-name="P73"><text:span text:style-name="T116"/><text:span text:style-name="T117"/><text:a xlink:href="http://localhost:8080/api/auth/login" xlink:type="simple"><text:span text:style-name="T118">http://localhost:8080/api/auth/login</text:span><text:span text:style-name="T119"/><text:span text:style-name="T120"/></text:a><text:span text:style-name="T121"/></text:p>
      <text:p text:style-name="P74"><text:span text:style-name="T122">{</text:span><text:span/></text:p>
      <text:p text:style-name="P75"><text:span text:style-name="T123">  </text:span><text:span text:style-name="T124">"username"</text:span><text:span text:style-name="T125">: </text:span><text:span text:style-name="T126">"carlos"</text:span><text:span text:style-name="T127">,</text:span><text:span/></text:p>
      <text:p text:style-name="P76"><text:span text:style-name="T128">  </text:span><text:span text:style-name="T129">"password"</text:span><text:span text:style-name="T130">: </text:span><text:span text:style-name="T131">"123123"</text:span><text:span/></text:p>
      <text:p text:style-name="P77"><text:span text:style-name="T132">}</text:span><text:span/></text:p>
      <text:p text:style-name="P78"><text:span text:style-name="T133"/><text:span text:style-name="T134"/></text:p>
      <text:p text:style-name="P79"><text:span text:style-name="T135"/><text:span text:style-name="T136"/></text:p>
      <text:p text:style-name="P80"><text:span text:style-name="T137">Entrar a bd desde terminal:</text:span><text:span text:style-name="T138"/></text:p>
      <text:p text:style-name="P81"><text:span text:style-name="T139"/><text:span text:style-name="T140"/></text:p>
      <text:p text:style-name="P82"><text:span text:style-name="T141"/><text:span text:style-name="T142">docker exec -it mysql-ferremas mysql -u carlos -p1234 ferremas_db</text:span><text:span text:style-name="T143"/><text:span text:style-name="T144"/></text:p>
      <text:p text:style-name="P83"><text:span text:style-name="T145"/><text:span text:style-name="T1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  <style:text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3">
      <style:paragraph-properties/>
      <style:text-properties fo:color="#000000" fo:font-family="Liberation Serif" style:font-family-asian="Noto Serif CJK SC" style:font-family-complex="FreeSans" fo:font-size="12pt" fo:language="es" fo:country="CL"/>
    </style:style>
    <style:style style:parent-style-name="663" style:display-name="Standard" style:family="paragraph" style:name="664">
      <style:paragraph-properties/>
      <style:text-properties/>
    </style:style>
    <style:style style:parent-style-name="664" style:display-name="Heading" style:family="paragraph" style:name="665">
      <style:paragraph-properties fo:margin-top="12pt" fo:margin-bottom="6pt"/>
      <style:text-properties fo:font-family="Liberation Sans" style:font-family-asian="Noto Sans CJK SC" style:font-family-complex="FreeSans" fo:font-size="14pt"/>
    </style:style>
    <style:style style:parent-style-name="664" style:display-name="Text body" style:family="paragraph" style:name="666">
      <style:paragraph-properties fo:line-height="115%" fo:margin-top="0pt" fo:margin-bottom="7pt"/>
    </style:style>
    <style:style style:parent-style-name="666" style:display-name="List" style:family="paragraph" style:name="667">
      <style:paragraph-properties/>
      <style:text-properties style:font-family-complex="FreeSans"/>
    </style:style>
    <style:style style:parent-style-name="664" style:display-name="Caption" style:family="paragraph" style:name="668">
      <style:paragraph-properties fo:margin-top="6pt" fo:margin-bottom="6pt"/>
      <style:text-properties style:font-family-complex="FreeSans" fo:font-size="12pt" fo:font-style="italic"/>
    </style:style>
    <style:style style:parent-style-name="664" style:display-name="Index" style:family="paragraph" style:name="669">
      <style:paragraph-properties/>
      <style:text-properties style:font-family-complex="FreeSans"/>
    </style:style>
    <style:style style:parent-style-name="664" style:display-name="Preformatted Text" style:family="paragraph" style:name="670">
      <style:paragraph-properties fo:margin-top="0pt" fo:margin-bottom="0pt"/>
      <style:text-properties fo:font-family="Liberation Mono" style:font-family-asian="Noto Sans Mono CJK SC" style:font-family-complex="Liberation Mono" fo:font-size="10pt"/>
    </style:style>
    <style:style style:parent-style-name="663" style:display-name="Source Text" style:family="text" style:name="671">
      <style:paragraph-properties/>
      <style:text-properties fo:font-family="Liberation Mono" style:font-family-asian="Noto Sans Mono CJK SC" style:font-family-complex="Liberation Mono"/>
    </style:style>
    <style:style style:parent-style-name="663" style:display-name="Strong Emphasis" style:family="text" style:name="672">
      <style:paragraph-properties/>
      <style:text-properties fo:font-weight="bold"/>
    </style:style>
    <style:style style:parent-style-name="663" style:display-name="Numbering Symbols" style:family="text" style:name="673">
      <style:paragraph-properties/>
    </style:style>
    <style:style style:parent-style-name="663" style:display-name="Bullet Symbols" style:family="text" style:name="674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2">
      <text:list-level-style-bullet text:level="1" text:style-name="T1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  <meta:creation-date>2025-05-15T20:16:59Z</meta:creation-date>
  </office:meta>
</office:document-meta>
</file>